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8000001E8A9916E259CDF2C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69a2e" draw:fill-color="#069a2e" draw:textarea-horizontal-align="justify" draw:textarea-vertical-align="middle" draw:auto-grow-height="false" fo:min-height="1.528cm" fo:min-width="1.278cm" draw:shadow="visible" draw:shadow-offset-x="0.071cm" draw:shadow-offset-y="0.071cm" draw:shadow-color="#000000" draw:shadow-opacity="50%"/>
      <style:paragraph-properties style:writing-mode="lr-tb"/>
    </style:style>
    <style:style style:name="gr2" style:family="graphic" style:parent-style-name="standard">
      <style:graphic-properties svg:stroke-color="#3465a4" draw:fill-color="#3465a4" draw:textarea-horizontal-align="justify" draw:textarea-vertical-align="middle" draw:auto-grow-height="false" fo:min-height="4.068cm" fo:min-width="3.818cm" draw:shadow="visible" draw:shadow-offset-x="0.071cm" draw:shadow-offset-y="0.071cm" draw:shadow-color="#000000" draw:shadow-opacity="50%"/>
      <style:paragraph-properties style:writing-mode="lr-tb"/>
    </style:style>
    <style:style style:name="gr3" style:family="graphic" style:parent-style-name="objectwithoutfill">
      <style:graphic-properties svg:stroke-width="0.106cm" svg:stroke-color="#dee6ef" draw:marker-start-width="0.359cm" draw:marker-end="Arrow" draw:marker-end-width="0.4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 draw:shadow="hidden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b2b2b2" draw:fill-color="#999999" draw:textarea-horizontal-align="justify" draw:textarea-vertical-align="middle" draw:auto-grow-height="false" fo:min-height="6.608cm" fo:min-width="16.518cm" draw:shadow="visible" draw:shadow-offset-x="0.071cm" draw:shadow-offset-y="0.071cm" draw:shadow-color="#000000" draw:shadow-opacity="50%"/>
      <style:paragraph-properties style:writing-mode="lr-tb"/>
    </style:style>
    <style:style style:name="gr8" style:family="graphic" style:parent-style-name="standard">
      <style:graphic-properties svg:stroke-color="#069a2e" draw:fill-color="#069a2e" draw:textarea-horizontal-align="justify" draw:textarea-vertical-align="middle" draw:auto-grow-height="false" fo:min-height="0.766cm" fo:min-width="2.802cm" draw:shadow="visible" draw:shadow-offset-x="0.071cm" draw:shadow-offset-y="0.071cm" draw:shadow-color="#000000" draw:shadow-opacity="5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0" style:family="graphic" style:parent-style-name="standard">
      <style:graphic-properties svg:stroke-color="#3465a4" draw:fill-color="#3465a4" draw:textarea-horizontal-align="justify" draw:textarea-vertical-align="middle" draw:auto-grow-height="false" fo:min-height="1.528cm" fo:min-width="5.342cm" draw:shadow="visible" draw:shadow-offset-x="0.071cm" draw:shadow-offset-y="0.071cm" draw:shadow-color="#000000" draw:shadow-opacity="50%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dddddd" draw:textarea-horizontal-align="justify" draw:textarea-vertical-align="middle" draw:auto-grow-height="false" fo:min-height="0.766cm" fo:min-width="2.80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069a2e"/>
      <style:paragraph-properties fo:text-align="center"/>
      <style:text-properties fo:color="#ffffff"/>
    </style:style>
    <style:style style:name="P3" style:family="paragraph">
      <loext:graphic-properties draw:fill-color="#3465a4"/>
      <style:paragraph-properties fo:text-align="center"/>
      <style:text-properties fo:color="#ffffff"/>
    </style:style>
    <style:style style:name="P4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dddddd"/>
      <style:paragraph-properties fo:text-align="center"/>
      <style:text-properties style:font-name="FreeMono" fo:font-size="14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-color="#999999"/>
      <style:paragraph-properties fo:text-align="center"/>
      <style:text-properties fo:color="#ffffff"/>
    </style:style>
    <style:style style:name="P10" style:family="paragraph">
      <style:paragraph-properties fo:text-align="center"/>
      <style:text-properties fo:color="#ffffff" fo:font-weight="bold"/>
    </style:style>
    <style:style style:name="P11" style:family="paragraph">
      <loext:graphic-properties draw:fill-color="#3465a4"/>
      <style:paragraph-properties fo:text-align="center"/>
      <style:text-properties fo:color="#ffffff" fo:font-weight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style:font-name="FreeMono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778cm" svg:height="1.778cm" svg:x="6.604cm" svg:y="3.81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4.318cm" svg:x="13.462cm" svg:y="2.54cm">
          <text:p text:style-name="P1"><text:span text:style-name="T1">RC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636cm" svg:y1="4.826cm" svg:x2="13.208cm" svg:y2="4.826cm">
          <text:p text:style-name="P13"><text:span text:style-name="T3"/></text:p>
        </draw:line>
        <draw:frame draw:style-name="gr4" draw:text-style-name="P5" draw:layer="layout" svg:width="2.195cm" svg:height="0.962cm" svg:x="9.652cm" svg:y="3.864cm">
          <draw:text-box>
            <text:p>JSON</text:p>
          </draw:text-box>
        </draw:frame>
        <draw:frame draw:style-name="gr5" draw:text-style-name="P7" draw:layer="layout" svg:width="2.576cm" svg:height="1.736cm" draw:transform="rotate (0.189891822616983) translate (16.193cm 5.915cm)">
          <draw:text-box>
            <text:p text:style-name="P6"><text:span text:style-name="T2">system </text:span></text:p>
            <text:p text:style-name="P6"><text:span text:style-name="T2">under </text:span></text:p>
            <text:p text:style-name="P6"><text:span text:style-name="T2">desig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7" draw:text-style-name="P9" draw:layer="layout" svg:width="17.018cm" svg:height="6.858cm" svg:x="4.572cm" svg:y="7.6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302cm" svg:height="1.016cm" svg:x="5.588cm" svg:y="10.668cm">
          <text:p text:style-name="P1"><text:span text:style-name="T1">rcp_send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398cm" svg:y1="11.176cm" svg:x2="13.97cm" svg:y2="11.176cm">
          <text:p/>
        </draw:line>
        <draw:frame draw:style-name="gr9" draw:text-style-name="P5" draw:layer="layout" svg:width="2.195cm" svg:height="0.962cm" svg:x="10.414cm" svg:y="10.214cm">
          <draw:text-box>
            <text:p>JSON</text:p>
          </draw:text-box>
        </draw:frame>
        <draw:custom-shape draw:style-name="gr10" draw:text-style-name="P11" draw:layer="layout" svg:width="5.842cm" svg:height="1.778cm" svg:x="14.478cm" svg:y="10.16cm">
          <text:p text:style-name="P10"><text:span text:style-name="T1">rcp_print_server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16cm" svg:height="1.016cm" svg:x="8.382cm" svg:y="11.176cm">
          <draw:image xlink:href="Pictures/10000201000001E8000001E8A9916E259CDF2C39.png" xlink:type="simple" xlink:show="embed" xlink:actuate="onLoad" loext:mime-type="image/png">
            <text:p/>
          </draw:image>
        </draw:frame>
        <draw:frame draw:style-name="gr11" draw:text-style-name="P12" draw:layer="layout" svg:width="1.016cm" svg:height="1.016cm" svg:x="19.812cm" svg:y="11.43cm">
          <draw:image xlink:href="Pictures/10000201000001E8000001E8A9916E259CDF2C39.png" xlink:type="simple" xlink:show="embed" xlink:actuate="onLoad" loext:mime-type="image/png">
            <text:p/>
          </draw:image>
        </draw:frame>
        <draw:custom-shape draw:style-name="gr12" draw:text-style-name="P13" draw:layer="layout" svg:width="3.302cm" svg:height="1.016cm" svg:x="13.716cm" svg:y="9.652cm">
          <text:p text:style-name="P13"><text:span text:style-name="T3">127.0.0.1:2000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969cm" svg:height="0.962cm" svg:x="4.413cm" svg:y="7.62cm">
          <draw:text-box>
            <text:p>Your system</text:p>
          </draw:text-box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5:47:46.161608838</meta:creation-date>
    <dc:date>2022-03-15T18:04:55.215102622</dc:date>
    <meta:editing-duration>PT1H21M10S</meta:editing-duration>
    <meta:editing-cycles>2</meta:editing-cycles>
    <meta:generator>LibreOffice/6.4.7.2$Linux_X86_64 LibreOffice_project/40$Build-2</meta:generator>
    <meta:document-statistic meta:object-count="39"/>
  </office:meta>
</office:document-meta>
</file>